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2010000010000000100AD605B77C7C9CADF.png" manifest:media-type="image/png"/>
  <manifest:file-entry manifest:full-path="Pictures/1000020100000132000000A5B459C863EF9C0F4B.png" manifest:media-type="image/png"/>
  <manifest:file-entry manifest:full-path="Pictures/10000201000002280000025557A6AE94A7B42E4B.png" manifest:media-type="image/png"/>
  <manifest:file-entry manifest:full-path="Pictures/10000201000004B000000288D5EBC797B76EFB6B.png" manifest:media-type="image/png"/>
  <manifest:file-entry manifest:full-path="Pictures/1000020100000132000000A5512B29F05A4CB378.png" manifest:media-type="image/png"/>
  <manifest:file-entry manifest:full-path="Pictures/10000000000000E1000000E13221D6FBC621B0DF.png" manifest:media-type="image/png"/>
  <manifest:file-entry manifest:full-path="Pictures/1000020100000258000002221B22786B4BDEBB3B.png" manifest:media-type="image/png"/>
  <manifest:file-entry manifest:full-path="Pictures/10000201000000E1000000E1312E0E54B46B80CE.png" manifest:media-type="image/png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729fcf" draw:marker-start="a389" draw:marker-end="a390" svg:stroke-opacity="100%" draw:stroke-linejoin="miter" svg:stroke-linecap="butt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6cm" svg:stroke-color="#729fcf" draw:marker-start="a393" draw:marker-end="a394" svg:stroke-opacity="100%" draw:stroke-linejoin="miter" svg:stroke-linecap="butt" draw:fill="none" fo:padding-top="0.178cm" fo:padding-bottom="0.178cm" fo:padding-left="0.303cm" fo:padding-right="0.303cm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2.286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min-height="0.59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false" fo:min-height="1.173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7f7f7f" draw:marker-start="a440" draw:marker-end="a441" svg:stroke-opacity="100%" draw:stroke-linejoin="miter" svg:stroke-linecap="butt" draw:fill="non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7cm, 0.873cm, 0.619cm, 1.015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false" fo:min-height="1.652cm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033cm, 0cm, 1.998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17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false" fo:min-height="2.396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24cm" fo:padding-top="0.127cm" fo:padding-bottom="0.127cm" fo:padding-left="0.254cm" fo:padding-right="0.254cm" fo:wrap-option="wrap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868cm, 0cm, 1.909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106cm" svg:stroke-color="#ff4000" draw:marker-start="a440" draw:marker-end="a441" svg:stroke-opacity="100%" draw:stroke-linejoin="miter" svg:stroke-linecap="butt" draw:fill="none" fo:padding-top="0.178cm" fo:padding-bottom="0.178cm" fo:padding-left="0.303cm" fo:padding-right="0.303cm"/>
    </style:style>
    <style:style style:name="gr18" style:family="graphic" style:parent-style-name="standard">
      <style:graphic-properties draw:stroke="solid" svg:stroke-width="0.106cm" svg:stroke-color="#ff4000" draw:marker-start="" draw:marker-end="a441" svg:stroke-opacity="100%" draw:stroke-linejoin="miter" svg:stroke-linecap="butt" draw:fill="none" fo:padding-top="0.178cm" fo:padding-bottom="0.178cm" fo:padding-left="0.303cm" fo:padding-right="0.303cm"/>
    </style:style>
    <style:style style:name="gr19" style:family="graphic" style:parent-style-name="standard">
      <style:graphic-properties draw:stroke="solid" svg:stroke-width="0.106cm" svg:stroke-color="#81d41a" draw:marker-start="" draw:marker-end="a441" svg:stroke-opacity="100%" draw:stroke-linejoin="miter" svg:stroke-linecap="butt" draw:fill="none" fo:padding-top="0.178cm" fo:padding-bottom="0.178cm" fo:padding-left="0.303cm" fo:padding-right="0.303cm"/>
    </style:style>
    <style:style style:name="gr20" style:family="graphic" style:parent-style-name="standard">
      <style:graphic-properties draw:stroke="solid" svg:stroke-width="0.051cm" svg:stroke-color="#000000" draw:marker-start-width="0.128cm" draw:marker-end-width="0.128cm" draw:fill="none" draw:textarea-horizontal-align="left" draw:textarea-vertical-align="top" draw:auto-grow-height="true" draw:auto-grow-width="false" fo:min-height="3.811cm" fo:padding-top="0.203cm" fo:padding-bottom="0.203cm" fo:padding-left="0.204cm" fo:padding-right="0.204cm" fo:wrap-option="wrap"/>
    </style:style>
    <style:style style:name="gr21" style:family="graphic" style:parent-style-name="standard">
      <style:graphic-properties draw:stroke="solid" svg:stroke-width="0.106cm" svg:stroke-color="#ff4000" draw:marker-start="" draw:marker-end="" svg:stroke-opacity="100%" draw:stroke-linejoin="miter" svg:stroke-linecap="butt" draw:fill="non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106cm" svg:stroke-color="#81d41a" draw:marker-start="" draw:marker-end="" svg:stroke-opacity="100%" draw:stroke-linejoin="miter" svg:stroke-linecap="butt" draw:fill="none" fo:padding-top="0.178cm" fo:padding-bottom="0.178cm" fo:padding-left="0.303cm" fo:padding-right="0.303cm"/>
    </style:style>
    <style:style style:name="gr23" style:family="graphic" style:parent-style-name="standard">
      <style:graphic-properties draw:stroke="solid" svg:stroke-width="0.106cm" svg:stroke-color="#729fcf" draw:marker-start="" draw:marker-end="" svg:stroke-opacity="100%" draw:stroke-linejoin="miter" svg:stroke-linecap="butt" draw:fill="none" fo:padding-top="0.178cm" fo:padding-bottom="0.178cm" fo:padding-left="0.303cm" fo:padding-right="0.303cm"/>
    </style:style>
    <style:style style:name="gr24" style:family="graphic" style:parent-style-name="standard">
      <style:graphic-properties draw:stroke="solid" svg:stroke-width="0.106cm" svg:stroke-color="#7f7f7f" draw:marker-start="" draw:marker-end="" svg:stroke-opacity="100%" draw:stroke-linejoin="miter" svg:stroke-linecap="butt" draw:fill="none" fo:padding-top="0.178cm" fo:padding-bottom="0.178cm" fo:padding-left="0.303cm" fo:padding-right="0.303cm"/>
    </style:style>
    <style:style style:name="gr25" style:family="graphic">
      <style:graphic-properties style:protect="size"/>
    </style:style>
    <style:style style:name="pr1" style:family="presentation" style:parent-style-name="Master1-Layout1-title-Diapositive-de-titre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connector draw:name="Connecteur droit avec flèche 5" draw:style-name="gr1" draw:text-style-name="P1" draw:layer="layout" draw:type="line" svg:x1="5.588cm" svg:y1="3.811cm" svg:x2="5.588cm" svg:y2="7.052cm" draw:start-shape="id1" draw:start-glue-point="2" draw:end-shape="id2" draw:end-glue-point="0" svg:d="M5588 3811v3241" svg:viewBox="0 0 1 3242">
          <text:p/>
        </draw:connector>
        <draw:connector draw:name="Connecteur droit avec flèche 9" draw:style-name="gr2" draw:text-style-name="P1" draw:layer="layout" draw:type="line" svg:x1="5.588cm" svg:y1="9.652cm" svg:x2="5.588cm" svg:y2="12.445cm" draw:start-shape="id2" draw:start-glue-point="2" draw:end-shape="id3" draw:end-glue-point="0" svg:d="M5588 9652v2793" svg:viewBox="0 0 1 2794">
          <text:p/>
        </draw:connector>
        <draw:g xml:id="id1" draw:id="id1">
          <draw:g>
            <draw:frame draw:name="Picture 2" draw:style-name="gr3" draw:text-style-name="P1" draw:layer="layout" svg:width="1.666cm" svg:height="1.481cm" svg:x="2.874cm" svg:y="1.405cm">
              <draw:image xlink:href="Pictures/10000000000000E1000000E13221D6FBC621B0DF.png" xlink:type="simple" xlink:show="embed" xlink:actuate="onLoad" loext:mime-type="image/png">
                <text:p/>
              </draw:image>
              <svg:desc>https://lh6.googleusercontent.com/_mL8612UcrRZDEEOVr4qymmOBO-nKS8g01VJvTs6lc9Vt1rR9TOYxbqe9CeVAzqkd3Uqvvu7e-36TbDQBDfQz_XVBwuXan3N_5SaM3ySgZTO-X0HWKiISOMwZvZ1zARln1pNBLmu</svg:desc>
            </draw:frame>
            <draw:frame draw:name="ZoneTexte 10" draw:style-name="gr4" draw:text-style-name="P3" draw:layer="layout" svg:width="3.711cm" svg:height="2.541cm" svg:x="4.591cm" svg:y="1.27cm">
              <draw:text-box>
                <text:p text:style-name="P2"><text:span text:style-name="T1">Base de </text:span><text:span text:style-name="T2">données</text:span></text:p>
                <text:p text:style-name="P2"><text:span text:style-name="T1">marina</text:span></text:p>
              </draw:text-box>
            </draw:frame>
          </draw:g>
        </draw:g>
        <draw:g xml:id="id4" draw:id="id4">
          <draw:frame draw:name="Picture 6" draw:style-name="gr3" draw:text-style-name="P1" draw:layer="layout" svg:width="2.188cm" svg:height="2.473cm" svg:x="10.916cm" svg:y="14.799cm">
            <draw:image xlink:href="Pictures/10000201000002280000025557A6AE94A7B42E4B.png" xlink:type="simple" xlink:show="embed" xlink:actuate="onLoad" loext:mime-type="image/png">
              <text:p/>
            </draw:image>
            <svg:desc>RÃ©sultat de recherche d'images pour "user clipart"</svg:desc>
          </draw:frame>
          <draw:frame draw:name="ZoneTexte 12" draw:style-name="gr5" draw:text-style-name="P3" draw:layer="layout" svg:width="3.752cm" svg:height="1.017cm" svg:x="12.972cm" svg:y="15.56cm">
            <draw:text-box>
              <text:p text:style-name="P2"><text:span text:style-name="T3">Utilisateur</text:span></text:p>
            </draw:text-box>
          </draw:frame>
        </draw:g>
        <draw:g xml:id="id2" draw:id="id2">
          <draw:frame draw:name="ZoneTexte 3" draw:style-name="gr6" draw:text-style-name="P3" draw:layer="layout" svg:width="3.035cm" svg:height="2.541cm" svg:x="5.245cm" svg:y="7.111cm">
            <draw:text-box>
              <text:p text:style-name="P2"><text:span text:style-name="T3">Serveur PHP</text:span></text:p>
              <text:p text:style-name="P2"><text:span text:style-name="T1">Apache</text:span></text:p>
            </draw:text-box>
          </draw:frame>
          <draw:frame draw:name="Picture 14" draw:style-name="gr3" draw:text-style-name="P1" draw:layer="layout" svg:width="2.33cm" svg:height="1.304cm" svg:x="2.896cm" svg:y="7.052cm">
            <draw:image xlink:href="Pictures/10000201000004B000000288D5EBC797B76EFB6B.png" xlink:type="simple" xlink:show="embed" xlink:actuate="onLoad" loext:mime-type="image/png">
              <text:p/>
            </draw:image>
            <svg:desc>RÃ©sultat de recherche d'images pour "serveur php"</svg:desc>
          </draw:frame>
        </draw:g>
        <draw:connector draw:name="Connecteur droit avec flèche 28" draw:style-name="gr7" draw:text-style-name="P1" draw:layer="layout" draw:type="line" svg:x1="10.916cm" svg:y1="16.035cm" svg:x2="5.588cm" svg:y2="14.224cm" draw:start-shape="id4" draw:start-glue-point="3" draw:end-shape="id3" draw:end-glue-point="2" svg:d="M10916 16035l-5328-1811" svg:viewBox="0 0 5329 1812">
          <text:p/>
        </draw:connector>
        <draw:g xml:id="id3" draw:id="id3">
          <draw:frame draw:name="Picture 4" draw:style-name="gr3" draw:text-style-name="P1" draw:layer="layout" svg:width="1.868cm" svg:height="1.589cm" svg:x="2.982cm" svg:y="12.445cm">
            <draw:image xlink:href="Pictures/1000020100000258000002221B22786B4BDEBB3B.png" xlink:type="simple" xlink:show="embed" xlink:actuate="onLoad" loext:mime-type="image/png">
              <text:p/>
            </draw:image>
            <svg:desc>RÃ©sultat de recherche d'images pour "web browser clipart"</svg:desc>
          </draw:frame>
          <draw:frame draw:name="ZoneTexte 31" draw:style-name="gr8" draw:text-style-name="P3" draw:layer="layout" svg:width="3.363cm" svg:height="1.779cm" svg:x="4.832cm" svg:y="12.445cm">
            <draw:text-box>
              <text:p text:style-name="P2"><text:span text:style-name="T3">Navigateur WEB</text:span></text:p>
            </draw:text-box>
          </draw:frame>
        </draw:g>
        <draw:g xml:id="id6" draw:id="id6">
          <draw:frame draw:style-name="gr9" draw:text-style-name="P4" draw:layer="layout" svg:width="1.778cm" svg:height="2.112cm" svg:x="26.011cm" svg:y="16.51cm">
            <draw:image xlink:href="Pictures/10000201000000E1000000E1312E0E54B46B80CE.png" xlink:type="simple" xlink:show="embed" xlink:actuate="onLoad" loext:mime-type="image/png">
              <text:p/>
            </draw:image>
          </draw:frame>
          <draw:frame draw:name="ZoneTexte 10" draw:style-name="gr10" draw:text-style-name="P3" draw:layer="layout" svg:width="3.707cm" svg:height="1.906cm" svg:x="28.043cm" svg:y="16.613cm">
            <draw:text-box>
              <text:p text:style-name="P2"><text:span text:style-name="T1">Application</text:span></text:p>
              <text:p text:style-name="P2"><text:span text:style-name="T1">Android</text:span></text:p>
            </draw:text-box>
          </draw:frame>
        </draw:g>
        <draw:g xml:id="id5" draw:id="id5">
          <draw:frame draw:style-name="gr11" draw:text-style-name="P4" draw:layer="layout" svg:width="2.128cm" svg:height="2.286cm" svg:x="20.242cm" svg:y="12.318cm">
            <draw:image xlink:href="Pictures/1000020100000132000000A5512B29F05A4CB378.png" xlink:type="simple" xlink:show="embed" xlink:actuate="onLoad" loext:mime-type="image/png">
              <text:p/>
            </draw:image>
          </draw:frame>
          <draw:frame draw:name="ZoneTexte 10" draw:style-name="gr12" draw:text-style-name="P3" draw:layer="layout" svg:width="3.707cm" svg:height="2.541cm" svg:x="22.201cm" svg:y="12.191cm">
            <draw:text-box>
              <text:p text:style-name="P2"><text:span text:style-name="T1">Application</text:span></text:p>
              <text:p text:style-name="P2"><text:span text:style-name="T1">Desktop</text:span></text:p>
              <text:p text:style-name="P2"><text:span text:style-name="T1">electron</text:span></text:p>
            </draw:text-box>
          </draw:frame>
        </draw:g>
        <draw:g>
          <draw:frame draw:name="Picture 2" draw:style-name="gr3" draw:text-style-name="P1" draw:layer="layout" svg:width="2.059cm" svg:height="1.836cm" svg:x="13.461cm" svg:y="7.265cm">
            <draw:image xlink:href="Pictures/10000000000000E1000000E13221D6FBC621B0DF.png" xlink:type="simple" xlink:show="embed" xlink:actuate="onLoad" loext:mime-type="image/png">
              <text:p/>
            </draw:image>
            <svg:desc>https://lh6.googleusercontent.com/_mL8612UcrRZDEEOVr4qymmOBO-nKS8g01VJvTs6lc9Vt1rR9TOYxbqe9CeVAzqkd3Uqvvu7e-36TbDQBDfQz_XVBwuXan3N_5SaM3ySgZTO-X0HWKiISOMwZvZ1zARln1pNBLmu</svg:desc>
          </draw:frame>
          <draw:frame draw:name="ZoneTexte 10" draw:style-name="gr13" draw:text-style-name="P3" draw:layer="layout" svg:width="3.707cm" svg:height="2.65cm" svg:x="15.343cm" svg:y="6.858cm">
            <draw:text-box>
              <text:p text:style-name="P2"><text:span text:style-name="T1">Base de </text:span><text:span text:style-name="T2">données</text:span></text:p>
              <text:p text:style-name="P2"><text:span text:style-name="T1">météo</text:span></text:p>
            </draw:text-box>
          </draw:frame>
        </draw:g>
        <draw:connector draw:name="Connecteur droit avec flèche 28" draw:style-name="gr7" draw:text-style-name="P1" draw:layer="layout" draw:type="line" svg:x1="20.242cm" svg:y1="13.461cm" svg:x2="16.724cm" svg:y2="16.035cm" draw:start-shape="id5" draw:start-glue-point="3" draw:end-shape="id4" draw:end-glue-point="1" svg:d="M20242 13461l-3518 2574" svg:viewBox="0 0 3519 2575">
          <text:p/>
        </draw:connector>
        <draw:connector draw:name="Connecteur droit avec flèche 28" draw:style-name="gr7" draw:text-style-name="P1" draw:layer="layout" draw:type="line" svg:x1="26.011cm" svg:y1="17.566cm" svg:x2="16.724cm" svg:y2="16.035cm" draw:start-shape="id6" draw:start-glue-point="3" draw:end-shape="id4" draw:end-glue-point="1" svg:d="M26011 17566l-9287-1531" svg:viewBox="0 0 9288 1532">
          <text:p/>
        </draw:connector>
        <draw:g xml:id="id7" draw:id="id7">
          <draw:frame draw:name="ZoneTexte 10" draw:style-name="gr14" draw:text-style-name="P3" draw:layer="layout" svg:width="3.707cm" svg:height="1.779cm" svg:x="25.968cm" svg:y="7.294cm">
            <draw:text-box>
              <text:p text:style-name="P2"><text:span text:style-name="T1">Serveur</text:span></text:p>
              <text:p text:style-name="P2"><text:span text:style-name="T1">Node</text:span></text:p>
            </draw:text-box>
          </draw:frame>
          <draw:frame draw:style-name="gr15" draw:text-style-name="P4" draw:layer="layout" svg:width="2.033cm" svg:height="2.055cm" svg:x="23.833cm" svg:y="7.156cm">
            <draw:image xlink:href="Pictures/1000020100000132000000A5B459C863EF9C0F4B.png" xlink:type="simple" xlink:show="embed" xlink:actuate="onLoad" loext:mime-type="image/png">
              <text:p/>
            </draw:image>
          </draw:frame>
        </draw:g>
        <draw:g xml:id="id8" draw:id="id8">
          <draw:frame draw:style-name="gr16" draw:text-style-name="P4" draw:layer="layout" svg:width="2.454cm" svg:height="2.454cm" svg:x="23.749cm" svg:y="1.102cm">
            <draw:image xlink:href="Pictures/100002010000010000000100AD605B77C7C9CADF.png" xlink:type="simple" xlink:show="embed" xlink:actuate="onLoad" loext:mime-type="image/png">
              <text:p/>
            </draw:image>
          </draw:frame>
          <draw:frame draw:name="ZoneTexte 10" draw:style-name="gr14" draw:text-style-name="P3" draw:layer="layout" svg:width="3.707cm" svg:height="1.779cm" svg:x="26.052cm" svg:y="1.44cm">
            <draw:text-box>
              <text:p text:style-name="P2"><text:span text:style-name="T1">Raspberry</text:span></text:p>
              <text:p text:style-name="P2"><text:span text:style-name="T1">et capteurs</text:span></text:p>
            </draw:text-box>
          </draw:frame>
        </draw:g>
        <draw:connector draw:name="Connecteur droit avec flèche 28" draw:style-name="gr17" draw:text-style-name="P1" draw:layer="layout" draw:type="line" svg:x1="23.833cm" svg:y1="8.183cm" svg:x2="19.05cm" svg:y2="8.183cm" draw:start-shape="id7" draw:start-glue-point="3" svg:d="M23833 8183h-4783" svg:viewBox="0 0 4784 1">
          <text:p/>
        </draw:connector>
        <draw:connector draw:name="Connecteur droit avec flèche 28" draw:style-name="gr18" draw:text-style-name="P1" draw:layer="layout" draw:type="line" svg:x1="26.754cm" svg:y1="3.556cm" svg:x2="26.754cm" svg:y2="7.156cm" draw:start-shape="id8" draw:end-shape="id7" draw:end-glue-point="0" svg:d="M26754 3556v3600" svg:viewBox="0 0 1 3601">
          <text:p/>
        </draw:connector>
        <draw:connector draw:name="Connecteur droit avec flèche 28" draw:style-name="gr19" draw:text-style-name="P1" draw:layer="layout" draw:type="line" svg:x1="26.754cm" svg:y1="9.211cm" svg:x2="28.88cm" svg:y2="16.51cm" draw:start-shape="id7" draw:start-glue-point="2" draw:end-shape="id6" draw:end-glue-point="0" svg:d="M26754 9211l2126 7299" svg:viewBox="0 0 2127 7300">
          <text:p/>
        </draw:connector>
        <draw:connector draw:name="Connecteur droit avec flèche 28" draw:style-name="gr19" draw:text-style-name="P1" draw:layer="layout" draw:type="line" svg:x1="26.754cm" svg:y1="9.211cm" svg:x2="23.096cm" svg:y2="12.174cm" draw:start-shape="id7" draw:start-glue-point="2" svg:d="M26754 9211l-3658 2963" svg:viewBox="0 0 3659 2964">
          <text:p/>
        </draw:connector>
        <draw:frame draw:name="ZoneTexte 10" draw:style-name="gr20" draw:text-style-name="P6" draw:layer="layout" svg:width="7.263cm" svg:height="4.217cm" svg:x="-0.151cm" svg:y="15.748cm">
          <draw:text-box>
            <text:p text:style-name="P5"><text:span text:style-name="T1"><text:tab/></text:span><text:span text:style-name="T1">données brutes</text:span></text:p>
            <text:p text:style-name="P5"><text:span text:style-name="T1"><text:tab/></text:span><text:span text:style-name="T1">données traitées</text:span></text:p>
            <text:p text:style-name="P5"><text:span text:style-name="T1"><text:tab/></text:span><text:span text:style-name="T1">données marina</text:span></text:p>
            <text:p text:style-name="P5"><text:span text:style-name="T1"><text:tab/></text:span><text:span text:style-name="T1">interaction utilisateur</text:span></text:p>
            <text:p text:style-name="P5"><text:span text:style-name="T1"><text:tab/></text:span></text:p>
          </draw:text-box>
        </draw:frame>
        <draw:connector draw:name="Connecteur droit avec flèche 28" draw:style-name="gr21" draw:text-style-name="P1" draw:layer="layout" draw:type="line" svg:x1="1.216cm" svg:y1="16.509cm" svg:x2="0.254cm" svg:y2="16.51cm" svg:d="M1216 16509l-962 1" svg:viewBox="0 0 963 2">
          <text:p/>
        </draw:connector>
        <draw:connector draw:name="Connecteur droit avec flèche 28" draw:style-name="gr22" draw:text-style-name="P1" draw:layer="layout" draw:type="line" svg:x1="1.216cm" svg:y1="17.232cm" svg:x2="0.254cm" svg:y2="17.233cm" svg:d="M1216 17232l-962 1" svg:viewBox="0 0 963 2">
          <text:p/>
        </draw:connector>
        <draw:connector draw:name="Connecteur droit avec flèche 28" draw:style-name="gr23" draw:text-style-name="P1" draw:layer="layout" draw:type="line" svg:x1="1.216cm" svg:y1="18.033cm" svg:x2="0.254cm" svg:y2="18.034cm" svg:d="M1216 18033l-962 1" svg:viewBox="0 0 963 2">
          <text:p/>
        </draw:connector>
        <draw:connector draw:name="Connecteur droit avec flèche 28" draw:style-name="gr24" draw:text-style-name="P1" draw:layer="layout" draw:type="line" svg:x1="1.216cm" svg:y1="18.795cm" svg:x2="0.254cm" svg:y2="18.796cm" svg:d="M1216 18795l-962 1" svg:viewBox="0 0 963 2">
          <text:p/>
        </draw:connector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389" svg:viewBox="0 0 20 30" svg:d="M10 0l-10 30h20z"/>
    <draw:marker draw:name="a390" svg:viewBox="0 0 20 30" svg:d="M10 0l-10 30h20z"/>
    <draw:marker draw:name="a393" svg:viewBox="0 0 20 30" svg:d="M10 0l-10 30h20z"/>
    <draw:marker draw:name="a394" svg:viewBox="0 0 20 30" svg:d="M10 0l-10 30h20z"/>
    <draw:marker draw:name="a440" svg:viewBox="0 0 20 30" svg:d="M10 0l-10 30h20z"/>
    <draw:marker draw:name="a441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52cm" svg:stroke-color="#ff4000" draw:marker-start-width="0.432cm" draw:marker-start-center="false" draw:marker-end-width="0.432cm" draw:marker-end-center="false" draw:stroke-linejoin="round" draw:fill="solid" draw:fill-color="#ff4000" draw:textarea-horizontal-align="justify" fo:padding-top="0.125cm" fo:padding-bottom="0.125cm" fo:padding-left="0.25cm" fo:padding-right="0.25cm" draw:shadow="hidden" draw:shadow-offset-x="0.203cm" draw:shadow-offset-y="-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8.624cm" svg:height="10.476cm" svg:x="1.482cm" svg:y="2.123cm" presentation:class="page"/>
        <draw:frame presentation:style-name="Master1-Thème-Offic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Modifiez le style 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Modifiez le style des sous-titres du 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123cm" presentation:class="page"/>
        <draw:frame presentation:style-name="Master1-Layout1-title-Diapositive-de-tit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cm" svg:height="0cm" svg:x="0cm" svg:y="2.123cm" presentation:class="page"/>
        <draw:frame presentation:style-name="Master1-Layout2-obj-Titre-et-contenu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Modifiez le style 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Modifier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123cm" presentation:class="page"/>
        <draw:frame presentation:style-name="Master1-Layout3-secHead-Titre-de-sectio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123cm" presentation:class="page"/>
        <draw:frame presentation:style-name="Master1-Layout4-twoObj-Deux-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Modifier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Modifier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123cm" presentation:class="page"/>
        <draw:frame presentation:style-name="Master1-Layout5-twoTxTwoObj-Compara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123cm" presentation:class="page"/>
        <draw:frame presentation:style-name="Master1-Layout6-titleOnly-Titre-seu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123cm" presentation:class="page"/>
        <draw:frame presentation:style-name="Master1-Layout7-blank-Vide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Modifier les styles du texte du masque</text:span><text:span text:style-name="MT11"><text:line-break/></text:span><text:span text:style-name="MT2">Deuxième niveau</text:span><text:span text:style-name="MT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odifier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123cm" presentation:class="page"/>
        <draw:frame presentation:style-name="Master1-Layout8-objTx-Contenu-avec-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odifier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123cm" presentation:class="page"/>
        <draw:frame presentation:style-name="Master1-Layout9-picTx-Image-avec-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vertical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123cm" presentation:class="page"/>
        <draw:frame presentation:style-name="Master1-Layout10-vertTx-Titre-et-texte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vertical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9-04-03">03/04/2019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123cm" presentation:class="page"/>
        <draw:frame presentation:style-name="Master1-Layout11-vertTitleAndTx-Titre-vertical-et-texte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title>Présentation PowerPoint</dc:title>
    <meta:initial-creator>Florent</meta:initial-creator>
    <meta:creation-date>2019-01-22T15:30:48Z</meta:creation-date>
    <dc:date>2019-04-03T09:57:20.826130429</dc:date>
    <meta:editing-cycles>7</meta:editing-cycles>
    <meta:editing-duration>PT36M33S</meta:editing-duration>
    <meta:document-statistic meta:object-count="190"/>
  </office:meta>
</office:document-meta>
</file>